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Argor Biw Scaqh" svg:font-family="'Argor Biw Scaqh'" style:font-pitch="variable"/>
    <style:font-face style:name="Fairy Tale" svg:font-family="'Fairy Ta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text-properties fo:language="ru" fo:country="RU"/>
    </style:style>
    <style:style style:name="P116" style:family="paragraph" style:parent-style-name="Text_20_body">
      <style:text-properties fo:language="en" fo:country="US"/>
    </style:style>
    <style:style style:name="P117" style:family="paragraph" style:parent-style-name="Text_20_body">
      <style:paragraph-properties fo:background-color="#eeeeee">
        <style:background-image/>
      </style:paragraph-properties>
    </style:style>
    <style:style style:name="P118" style:family="paragraph" style:parent-style-name="Text_20_body">
      <style:paragraph-properties fo:background-color="#eeeeee">
        <style:background-image/>
      </style:paragraph-properties>
      <style:text-properties fo:language="ru" fo:country="RU"/>
    </style:style>
    <style:style style:name="P119" style:family="paragraph" style:parent-style-name="Text_20_body">
      <style:paragraph-properties fo:text-align="justify" style:justify-single-word="false" fo:background-color="#eeeeee">
        <style:background-image/>
      </style:paragraph-properties>
      <style:text-properties fo:language="ru" fo:country="RU"/>
    </style:style>
    <style:style style:name="P120" style:family="paragraph" style:parent-style-name="Text_20_body">
      <style:paragraph-properties fo:background-color="#eeeeee">
        <style:background-image/>
      </style:paragraph-properties>
      <style:text-properties fo:language="en" fo:country="US"/>
    </style:style>
    <style:style style:name="P121" style:family="paragraph" style:parent-style-name="First_20_line_20_indent">
      <style:paragraph-properties fo:background-color="#eeeeee">
        <style:background-image/>
      </style:paragraph-properties>
      <style:text-properties fo:language="ru" fo:country="RU"/>
    </style:style>
    <style:style style:name="P12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3" style:family="paragraph" style:parent-style-name="Text_20_body">
      <style:paragraph-properties fo:margin-left="0cm" fo:margin-right="0cm" fo:text-align="justify"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1">
      <style:paragraph-properties fo:background-color="#eeeeee">
        <style:background-image/>
      </style:paragraph-properties>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background-color="#eeeeee">
        <style:background-image/>
      </style:paragraph-properties>
    </style:style>
    <style:style style:name="P156" style:family="paragraph" style:parent-style-name="Heading_20_2">
      <style:paragraph-properties fo:background-color="#eeeeee">
        <style:background-image/>
      </style:paragraph-properties>
      <style:text-properties fo:language="ru" fo:country="RU"/>
    </style:style>
    <style:style style:name="P15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8"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Fairy Tale" fo:language="ru" fo:country="RU" fo:font-style="italic" fo:font-weight="normal" fo:background-color="transparent" style:font-style-asian="italic" style:font-weight-asian="normal" style:font-style-complex="italic" style:font-weight-complex="normal"/>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p text:style-name="P115">Розовые глазки</text:p>
      <text:p text:style-name="P11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3"/>
      <text:h text:style-name="Heading_20_2" text:outline-level="2">Идеи</text:h>
      <text:list xml:id="list1771823865032221515"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2359114241229890831" text:style-name="L2">
        <text:list-item>
          <text:p text:style-name="P160">«Великие грифоны прошлого» - из канона (5<text:span text:style-name="T9">s8e)</text:span></text:p>
        </text:list-item>
        <text:list-item>
          <text:p text:style-name="P160">«Высшие заклинания в повседневном использовании: от песчинки до дворца»</text:p>
        </text:list-item>
        <text:list-item>
          <text:p text:style-name="P163">«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3">Природа Проклятий</text:span>» - обмен</text:p>
        </text:list-item>
        <text:list-item>
          <text:p text:style-name="P160"><text:span text:style-name="T63">«Магия для Чайников»</text:span> - обмен</text:p>
        </text:list-item>
        <text:list-item>
          <text:p text:style-name="P160"><text:span text:style-name="T63">«Энциклопедия Арканум»</text:span> - обмен</text:p>
        </text:list-item>
        <text:list-item>
          <text:p text:style-name="P160">«О Гейсах» - обмен</text:p>
        </text:list-item>
        <text:list-item>
          <text:p text:style-name="P160">«<text:span text:style-name="T63">Тайны Тайных Наук</text:span>» - обмен</text:p>
        </text:list-item>
        <text:list-item>
          <text:p text:style-name="P163">«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15651165196457453"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text:soft-page-break/>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3">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text:soft-page-break/>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Норф</text:h>
      <text:p text:style-name="P11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3">Единорог. Холост, молод, мечтателен. Живёт в Кантерлоте. В свободное время рисует облака.</text:p>
      <text:h text:style-name="Heading_20_3" text:outline-level="3">Алекс</text:h>
      <text:p text:style-name="P123">Менеджер проектов, над одним из которых (Нексус) работает Макс.</text:p>
      <text:h text:style-name="Heading_20_3" text:outline-level="3">Ростик</text:h>
      <text:p text:style-name="P123">Лидер команды тестировщиков</text:p>
      <text:h text:style-name="Heading_20_3" text:outline-level="3">Стас</text:h>
      <text:p text:style-name="P123">Программист-новичок в команде Макса.</text:p>
      <text:h text:style-name="Heading_20_3" text:outline-level="3">Рома</text:h>
      <text:p text:style-name="P123">Программист в команде UI-программистов</text:p>
      <text:h text:style-name="Heading_20_3" text:outline-level="3">Анджела</text:h>
      <text:p text:style-name="P123">Сисадмин. Флиртует с Максом.</text:p>
      <text:p text:style-name="P123"/>
      <text:h text:style-name="Heading_20_2" text:outline-level="2">Положения</text:h>
      <text:p text:style-name="P123">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5">***</text:p>
      <text:p text:style-name="P125"/>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255429925247926450"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3"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2"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4"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1"><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7"/>
      <text:p text:style-name="P108">***</text:p>
      <text:p text:style-name="P107"/>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09"><text:span text:style-name="T9">–</text:span> Ну хорошо, а кто вами правит? Аликорн? Драконикус? Какой-нибудь человек с рогом во лбу? Или у вас нет правителя?</text:p>
      <text:p text:style-name="P109"><text:span text:style-name="T9">–</text:span> Нет, почему? Правитель есть. Только он не постоянный. Его избирают. Раз в несколько лет.</text:p>
      <text:p text:style-name="P107">–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мы не видели, что Дискорд хочет убедить Луну не забирать тебя назад?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 есть вещи, которые не рассматриваются с точки зрения оптимума. Мы не станем препятствовать твоему возвращению. Напротив, если старый развратник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ой квадратик из серебра.</text:p>
      <text:p text:style-name="P106"/>
      <text:p text:style-name="P169">Человек Макс</text:p>
      <text:p text:style-name="P169">Паспорт гражданина Эквестрии</text:p>
      <text:p text:style-name="P169"><text:soft-page-break/>Выдан человеку Максу</text:p>
      <text:p text:style-name="P1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69">Именем правительства Эквестрии призываем оказывать предъявителю сего всю возможную помощь и содействие.</text:p>
      <text:p text:style-name="P169">26.07.2143</text:p>
      <text:p text:style-name="P106"/>
      <text:p text:style-name="P168">***</text:p>
      <text:p text:style-name="P106"/>
      <text:p text:style-name="P106"/>
      <text:p text:style-name="P107">&lt;<text:span text:style-name="T1">Суперпландерсид нападёт на Громовержец после сброса якоря</text:span>&gt;</text:p>
      <text:p text:style-name="P106"/>
      <text:p text:style-name="P106">&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107"><text:span text:style-name="T1"/></text:p>
      <text:p text:style-name="P112">&lt;<text:span text:style-name="T1">Луна встречает вечером Макса после Дэш и говорит ему, что он может вернуться вместе с Сел (аликорнам трудно отказать). И что её (Луны) не нужно бояться</text:span>&gt;</text:p>
      <text:p text:style-name="P107"/>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0"/>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text:soft-page-break/></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7"><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8"/>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text:soft-page-break/>&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6"/>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5"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5" text:outline-level="2">Рейд пони-рэйнджеров</text:h>
      <text:p text:style-name="P76"/>
      <text:p text:style-name="P86">(леденящий душу триллер, музыка тревожная)</text:p>
      <text:p text:style-name="P78"><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5" text:outline-level="2"/>
      <text:h text:style-name="P155"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5" text:outline-level="2">Поиск решения</text:h>
      <text:p text:style-name="P117"/>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5"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text:soft-page-break/>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5"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5"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oft-page-break/><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text:soft-page-break/>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text:soft-page-break/>–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text:soft-page-break/>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5"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text:soft-page-break/>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5" text:outline-level="2">След?</text:h>
      <text:p text:style-name="P117"/>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text:soft-page-break/>–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5" text:outline-level="2">Озарение</text:h>
      <text:p text:style-name="P76"/>
      <text:p text:style-name="P76"><text:soft-page-break/><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2871116360655069393"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1528301" text:continue-numbering="true" text:style-name="L5">
        <text:list-header>
          <text:p text:style-name="P165">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09546" text:continue-numbering="true" text:style-name="L5">
        <text:list-header>
          <text:p text:style-name="P165">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512879"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6" text:outline-level="2">Почти.</text:h>
      <text:p text:style-name="P118"/>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6" text:outline-level="2">Дискорд</text:h>
      <text:p text:style-name="P117"/>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9">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2393918199844787765"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1"><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1"><text:span text:style-name="T9">– </text:span>Макс, тут окно разбито! И верёвка какая-то висит. – крикнула Флаттершай из кухни.</text:p>
      <text:p text:style-name="P141"><text:span text:style-name="T9">–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1"><text:span text:style-name="T9">– </text:span>Монитор выключен. – <text:s/>раздалось из угла. Кресло с высокой спинкой повернулось, открыв нашим взорам Дискорда. </text:p>
      <text:p text:style-name="P141"><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1">Он приподнял панамку, дурашливо здороваясь.</text:p>
      <text:p text:style-name="P141"><text:span text:style-name="T9">– </text:span>Оп-па! – пробормотала Эпплджек. – Нежданчик!</text:p>
      <text:p text:style-name="P141"><text:span text:style-name="T9">– </text:span>Ты, я вижу, времени не терял, – моя рука под прикрытием стола медленно тянулась к тяжёлой фарфоровой кружке, стоящей на краю.</text:p>
      <text:p text:style-name="P12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1"><text:span text:style-name="T9">– </text:span>А почему ты вообще решил искать нас тут? – спросила Эпплджек. – Приехал бы домой. Мы б тебя чаем напоили.</text:p>
      <text:p text:style-name="P121"><text:span text:style-name="T9">– </text:span>Видишь ли, дорогая Эй-Джей, я с самого начала знал, где находится наша уважаемая принцесса, а времени в обрез, так что...</text:p>
      <text:p text:style-name="P129">В проёме дверей появилась Флаттершай.</text:p>
      <text:p text:style-name="P121"><text:span text:style-name="T9">– </text:span>С кем это вы тут разговариваете?</text:p>
      <text:list xml:id="list6002664601781278983" text:style-name="L7">
        <text:list-header>
          <text:p text:style-name="P15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9">Оглушённый Дискорд попытался было отъехать на кресле в сторону, но я припёр его стулом к стенке.</text:p>
      <text:p text:style-name="P121">– Жанна, Флатти, хватайте ноут и на выход! Я с ним разберусь! Не теряйте вре...!</text:p>
      <text:p text:style-name="P121">– ТЫ ИДИО...!!!</text:p>
      <text:p text:style-name="P121">Дискорд <text:s/>зорал одновременно со мной, прикрываясь от меня руками, когда раздался оглушительный</text:p>
      <text:p text:style-name="P121">...</text:p>
      <text:p text:style-name="P122">БАХ!!!</text:p>
      <text:p text:style-name="P121">…</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искорда появилось удивлённо-мечтательное выражение и он вырубился.</text:p>
      <text:p text:style-name="P141"/>
      <text:h text:style-name="P155" text:outline-level="2">Селестия</text:h>
      <text:p text:style-name="P141"/>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Включенный монитор показал схематическое изображение Селестиии, </text:p>
      <text:p text:style-name="P142">&gt;\<text:span text:style-name="T1">Привет, Селестия. Это Макс. Как себя чувствуешь?</text:span></text:p>
      <text:p text:style-name="P142">&lt;\<text:span text:style-name="T1">Макс? МАКС??? МА-А-А-АКС!!! НАКОНЕЦ-ТО! КАК Я РАДА ТЕБЯ СЛЫШАТЬ! </text:span></text:p>
      <text:p text:style-name="P142">&gt;\<text:span text:style-name="T1">Я рад, что нашёл тебя, Тия.</text:span></text:p>
      <text:p text:style-name="P1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2">&gt;\<text:span text:style-name="T1">Тия, я сейчас подключу микрофон и колонки, и мы сможем общаться более удобно.</text:span></text:p>
      <text:p text:style-name="P141"><text:soft-page-break/>…</text:p>
      <text:p text:style-name="P141">– Привет опять. Как ты меня слышишь?</text:p>
      <text:p text:style-name="P14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2">– <text:span text:style-name="T1">Могу себе представить. Как-то раз я провёл три часа камере сенсорной депривации. Мне не понравилось.</text:span></text:p>
      <text:p text:style-name="P141">– Эммм... Ваше Высочество, вы в порядке? Мы так рады, что наконец-то нашли Вас! – вклинилась в разговор Эпплджек.</text:p>
      <text:p text:style-name="P141">– Кто тут? Макс, кто ещё с тобой?</text:p>
      <text:p text:style-name="P14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2">– <text:span text:style-name="T1">Девочки? Я рада вас слышать. А Твайлайт нет рядом?</text:span></text:p>
      <text:p text:style-name="P1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1">При этих словах Дискорд замычал и задёргался. Эпплджек нахмурилась и проверила верёвки, привязывающие его к спинке стула.</text:p>
      <text:p text:style-name="P14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1">– Ноутбук — так называется место, где я нахожусь сейчас? А кто это мычит?</text:p>
      <text:p text:style-name="P14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1">– О, духи предков, но зачем??? Почему у него кляп во рту?</text:p>
      <text:p text:style-name="P141">– Мы связали его. Он нас предал. И тебя. И Эквестрию. Всех.</text:p>
      <text:p text:style-name="P141">При этих словах Эпплджек и Флаттершай непонимающе уставились на меня, а Дискорд протестующе замычал.</text:p>
      <text:p text:style-name="P141">Я начал рассказывать о своих догадках, и непонимающее выражение на лицах девушек сменилось удивлением.</text:p>
      <text:p text:style-name="P1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1">– А зачем тогда ты приложила его книгой? – непонимающе уставился я на неё.</text:p>
      <text:p text:style-name="P141">– Потому что ты напал на него. Я и подумала — тебе виднее. И подсобила.</text:p>
      <text:p text:style-name="P141">Флаттершай отрицающе мотнула головой.</text:p>
      <text:p text:style-name="P141">– Не может Дискорд быть предателем. Он мой друг.</text:p>
      <text:p text:style-name="P141">Дискорд благодарственно замычал и закивал головой.</text:p>
      <text:p text:style-name="P14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1">Дискорд завёл глаза на лоб и обречённо завыл.</text:p>
      <text:p text:style-name="P141">– Макс, постой. Дай мне поговорить с ним. – сказала Селестия. – Не могу поверить, что Дискорд на такое пошёл.</text:p>
      <text:p text:style-name="P141">– Ну хорошо. Поговори. Послушаем, что он скажет.</text:p>
      <text:p text:style-name="P141">Я красноречиво покачал кулак перед его носом и вытащил кляп.</text:p>
      <text:p text:style-name="P141"><text:soft-page-break/>...</text:p>
      <text:p text:style-name="P130">–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0">– Это я-то устраиваю цирк?!! ДА ТЫ НА СЕБЯ ПОСМОТРИ, КЛОУН!!! На людей кидаешься, чашками бросаешься, вон, мне нос разбил! Дерёшься...</text:p>
      <text:p text:style-name="P130">Я угрожающе поднёс тряпку к лицу Дискорда.</text:p>
      <text:p text:style-name="P130">– Ещё одно слово в таком тоне, и ты заткнёшься, а мы уйдём в Эквестрию без тебя!</text:p>
      <text:p text:style-name="P1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0">Дискорд демонстративно закрыл рот и посвистывая уставился в потолок.</text:p>
      <text:p text:style-name="P130">Разговор зашёл в тупик.</text:p>
      <text:p text:style-name="P133"/>
      <text:p text:style-name="P134">На мониторе высветился текст:</text:p>
      <text:p text:style-name="P1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4"/>
      <text:p text:style-name="P134">Из колонок послышался лёгкий шорох.</text:p>
      <text:p text:style-name="P130">– Дик, сейчас не время для ссор. – голос Селестии был мягким, но настойчивым. – Мы в одной лодке.</text:p>
      <text:p text:style-name="P130">– Тебе легко говорить! Тебе не разбивали нос и не оскорбляли угрозами!</text:p>
      <text:p text:style-name="P130">– Ты должен понимать, что у Макса были все основания так себя вести. Твоё поведение вызвало подозрения у него, ведь он мало тебя знает. </text:p>
      <text:p text:style-name="P130">К уговорам Селестии присоединилась Флаттершай.</text:p>
      <text:p text:style-name="P130">– Дискорд, миленький, прости его. Макс хороший. Он просто не знал, что ты тоже хороший...</text:p>
      <text:p text:style-name="P130">У Дискорда покраснели уши и он засмущался и заворчал.</text:p>
      <text:p text:style-name="P1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0">Я пропустил «дятла» мимо ушей.</text:p>
      <text:p text:style-name="P1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1">***</text:p>
      <text:p text:style-name="P1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0">Потому разбрасываться такой возможностью не стоит. Если уж тебе повезло оказаться в новом мире — исследуй его сполна!..</text:p>
      <text:p text:style-name="P131">***</text:p>
      <text:p text:style-name="P136">&lt;<text:span text:style-name="T23">сюда можно вставить похождения Дискорда</text:span>&gt;</text:p>
      <text:p text:style-name="P131">***</text:p>
      <text:p text:style-name="P134">– Развяжите мне, наконец, руки! Или хотя бы одну. Плечами жестикулировать неудобно.... </text:p>
      <text:p text:style-name="P134">Я развязал Дискорду левую руку.</text:p>
      <text:p text:style-name="P1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4">Дискорд принялся разминать затёкшее запястье.</text:p>
      <text:p text:style-name="P1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4">– Какое письмо, Корди? – вскинулась до этого зачарованно слушавшая Дискорда Флаттершай.</text:p>
      <text:p text:style-name="P134">– Ну ваше же! Вы с Эпплджек написали мне о своих мытарствах тут. Вежливо так написали, спасибо...</text:p>
      <text:p text:style-name="P134">Флаттершай покрылась пунцовыми пятнами.</text:p>
      <text:p text:style-name="P134">– Я... Мы... – тут она совсем стушевалась.</text:p>
      <text:p text:style-name="P134">– Так а почему ты сказал, что никто не уйдёт в Эквестрию? – наконец перебила Дискорда скучавшая до этого Эпплджек.</text:p>
      <text:p text:style-name="P134">Дискорд уставился на неё долгим взглядом, а потом хлопнул себя по лбу.</text:p>
      <text:p text:style-name="P1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4">– И что? – продолжила его мысль Эпплджек.</text:p>
      <text:p text:style-name="P134">–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4">– И?!! – до меня уже дошло, но Эпплджек продолжала тупить.</text:p>
      <text:p text:style-name="P134"><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4">– СКОЛЬКО??? – воскликнули хором я и девушки.</text:p>
      <text:p text:style-name="P134">Дискорд открыл было 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4">Блядь!</text:p>
      <text:p text:style-name="P134">– На крышу, живо!!! Через окно на кухне! – зашипел Дискорд, отчаянно дёргая узлы свободной рукой.</text:p>
      <text:p text:style-name="P134">Эпплджек, одной рукой сгребя в охапку ноутбук, второй увлекая Флаттершай, кинулась на кухню.</text:p>
      <text:p text:style-name="P134">– А толку? Куда мы с крыши денемся? – спросил я растерянно. Дискорд только раздражённо зарычал в ответ.</text:p>
      <text:p text:style-name="P130">Дверь содрогнулась от мощного удара. Послышался стук падающей штукатурки. Я сломя голову кинулся на кухню.</text:p>
      <text:p text:style-name="P130">– Развяжи меня, идиот!!! – гаркнул вдогонку Дискорд.</text:p>
      <text:p text:style-name="P1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0">– Давай на крышу! Я догоню! – рявкнул он, освобождая вторую руку.</text:p>
      <text:p text:style-name="P130">От второго удара дверная коробка крякнула и наполовину въехала в коридор. </text:p>
      <text:p text:style-name="P1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0">Верёвка в кухонном окне дёргалась от движений лезущих по ней Флатти и Эпплджек. Я словил её рукой и стал на подоконник.</text:p>
      <text:p text:style-name="P130">Чёрт!</text:p>
      <text:p text:style-name="P1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0">Но нет, триста тысяч чертей, раз девушки смогли – я тоже смогу!</text:p>
      <text:p text:style-name="P13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0">Я успел сократить расстояние до Эпплджек наполовину, когда девушки нашли решение.</text:p>
      <text:p text:style-name="P1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0"><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0">Я выдохнул.</text:p>
      <text:p text:style-name="P1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0">Чёрт! Чёрт! Чёрт! Чёрт!</text:p>
      <text:p text:style-name="P130">Бля!!!...</text:p>
      <text:p text:style-name="P13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0"/>
      <text:h text:style-name="P155" text:outline-level="2">Назад, в Эквестрию</text:h>
      <text:p text:style-name="P130"/>
      <text:p text:style-name="P130">Долго паниковать не пришлось. </text:p>
      <text:p text:style-name="P130">Я почувствовал сильный рывок за шиворот и захват поперёк груди. </text:p>
      <text:p text:style-name="P130">– ОТПУСТИ ДЕВЧОНКУ!!! – загрохотало мне в ухо. Я открыл глаза.</text:p>
      <text:p text:style-name="P1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0">Я чуть поднял глаза и уставился в чешуйчатую морду дракона.</text:p>
      <text:p text:style-name="P130">– Отпусти Эпплджек. Я её держу. – повторил Дискорд. – Мне сбалансироваться надо. Вы не такие уж и лёгкие.</text:p>
      <text:p text:style-name="P1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0">Наконец это ему удалось, и дальнейший подъём на крышу происходил в молчании.</text:p>
      <text:p text:style-name="P1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0">Флаттершай оторвала заплаканное лицо от моей ветровки.</text:p>
      <text:p text:style-name="P130"><text:soft-page-break/>– Да-да, ты прав, Корди. Я готова.</text:p>
      <text:p text:style-name="P130">На длинной шее Дискорда разместились Эпплджек и Флаттершай. Я, для сохранения баланса, разместился позади крыльев.</text:p>
      <text:p text:style-name="P130">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0">И мы полетели навстречу закату.</text:p>
      <text:p text:style-name="P1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0">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0">– Пристегните ремни! – проревел Дискорд, резко ускоряясь. – Будет весело!!!</text:p>
      <text:p text:style-name="P1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0">– ЙУУУУУУУХХХУУУУУ!!! – заорал Дискорд, сложил крылья и врезался в шар.</text:p>
      <text:p text:style-name="P135">&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120">&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3">– Хорошо. Уболтал. Кьютимарки беру на себя. Так и знал, что мне самое трудное достанется!</text:p>
      <text:p text:style-name="P1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3">Анакорн проследил мой взгляд.</text:p>
      <text:p text:style-name="P143">– Нечего так смотреть. Если я стану применять магию вместо ловкости, теряется весь смысл упражнения... О, глянь-ка на Эквус!</text:p>
      <text:p text:style-name="P1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3"/>
      <text:p text:style-name="P145"><text:soft-page-break/>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6"/>
      <text:p text:style-name="P14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5"/>
      <text:p text:style-name="P145"/>
      <text:p text:style-name="P143">Я опять задумался. В голове было пусто. Хотя, если подумать с точки зрения программиста, можно... Наверное можно, раз все предыдущее прокатило...</text:p>
      <text:p text:style-name="P144">–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4">– Не понял? Это как? Как ты совместишь разрушенную магическими войнами Эквестрию с романтически-сексуальным раем для попаданцев?</text:p>
      <text:p text:style-name="P14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4">Анакорн долго мусолил карандаш, а потом вдруг заржал.</text:p>
      <text:p text:style-name="P14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4">Анакорн примирительно похлопал меня по плечу.</text:p>
      <text:p text:style-name="P14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4">Я подозрительно посмотрел на Анакорна.</text:p>
      <text:p text:style-name="P144"><text:span text:style-name="T9">– </text:span>Какой ещё, нафиг, «мой фанфик»? Я никакого фанфика не писал. И не собираюсь, вообще-то.</text:p>
      <text:p text:style-name="P144">Анакорн ехидно ухмыльнулся и откинулся в кресле, переплетя пальцы за затылком.</text:p>
      <text:p text:style-name="P14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3"><text:span text:style-name="T9">– </text:span>Факн щит<text:note text:id="ftn13" text:note-class="footnote"><text:note-citation>13</text:note-citation><text:note-body><text:p text:style-name="P13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3">Анакорн развёл руками.</text:p>
      <text:p text:style-name="P14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3">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0">Селестия кивнула, соглашаясь, и образ её начал меркнуть.</text:p>
      <text:p text:style-name="P135">–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0">…</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0">Он нахлобучил на себя невесть откуда взявшуюся двууголку.</text:p>
      <text:p text:style-name="P130">– Как вам это нравится, господа?! Дискорд — спаситель Эквестрии! А ведь звучит!!! Разрешите откланяться!..</text:p>
      <text:p text:style-name="P130"/>
      <text:list xml:id="list6461386860087311360" text:style-name="L8">
        <text:list-header>
          <text:p text:style-name="P171">(<text:span text:style-name="T28">Луна — как повелительница снов, слышала разговор Макса с Анакорном</text:span>)</text:p>
          <text:p text:style-name="P172"/>
        </text:list-header>
      </text:list>
      <text:p text:style-name="P131">***</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5"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Argor Biw Scaqh" svg:font-family="'Argor Biw Scaqh'" style:font-pitch="variable"/>
    <style:font-face style:name="Fairy Tale" svg:font-family="'Fairy Tal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6T01:33:57.43</dc:date>
    <meta:editing-duration>P106DT10H42M16S</meta:editing-duration>
    <meta:editing-cycles>6458</meta:editing-cycles>
    <meta:generator>OpenOffice/4.1.1$Win32 OpenOffice.org_project/411m6$Build-9775</meta:generator>
    <dc:creator>макс </dc:creator>
    <meta:document-statistic meta:table-count="0" meta:image-count="0" meta:object-count="0" meta:page-count="192" meta:paragraph-count="4009" meta:word-count="90659" meta:character-count="577685"/>
  </office:meta>
</office:document-meta>
</file>